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411cm" fo:break-before="auto" style:use-optimal-row-height="false"/>
    </style:style>
    <style:style style:name="ro9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Server</text:span>: ProgfressBar ausblenden wenn done</text:p>
          </table:table-cell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Lock Screen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6">
          <table:table-cell table:style-name="ce11" office:value-type="string" calcext:value-type="string">
            <text:p>Datei senden OK</text:p>
          </table:table-cell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5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style-name="ce15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1" office:value-type="string" calcext:value-type="string">
            <text:p><text:span text:style-name="T2">Client</text:span><text:span text:style-name="T3">: Message Box verbunden als Feedback</text:span></text:p>
          </table:table-cell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/>
          <table:table-cell table:style-name="ce11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2" table:number-rows-repeated="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26" office:value-type="string" calcext:value-type="string">
            <text:p><text:span text:style-name="T5">Client</text:span><text:span text:style-name="T6">: Runnning Exam after Boot beenden geht nicht</text:span></text:p>
          </table:table-cell>
          <table:table-cell table:style-name="ce26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6"/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LockScreen, beim ersten mal abgelehnt weil Client als Teacher angenommen wird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Client entfernen, Widget bleibt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Doppelte Client anmeldung mit selben Namen …</text:p>
          </table:table-cell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22" office:value-type="string" calcext:value-type="string">
            <text:p>Server: Bei Client reconnect wird ein 2ter Client angelegt &gt; IP Abgleichen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24">
          <table:table-cell table:style-name="ce11" table:number-columns-repeated="4"/>
          <table:table-cell table:number-columns-repeated="60"/>
        </table:table-row>
        <table:table-row table:style-name="ro2" table:number-rows-repeated="1047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.00.0000</text:date>, <text:time style:data-style-name="N2" text:time-value="17:30:10.7271666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8-30T17:30:38.565250311</dc:date>
    <meta:editing-duration>PT6H28M31S</meta:editing-duration>
    <meta:editing-cycles>51</meta:editing-cycles>
    <meta:generator>LibreOffice/6.4.5.2$Linux_X86_64 LibreOffice_project/40$Build-2</meta:generator>
    <meta:document-statistic meta:table-count="1" meta:cell-count="48" meta:object-count="0"/>
  </office:meta>
</office:document-meta>
</file>